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b6a" officeooo:paragraph-rsid="000e4b6a"/>
    </style:style>
    <style:style style:name="P2" style:family="paragraph" style:parent-style-name="Standard">
      <style:paragraph-properties fo:text-align="start" style:justify-single-word="false"/>
      <style:text-properties officeooo:rsid="000e4b6a" officeooo:paragraph-rsid="000e4b6a"/>
    </style:style>
    <style:style style:name="P3" style:family="paragraph" style:parent-style-name="Standard">
      <style:paragraph-properties fo:text-align="start" style:justify-single-word="false"/>
      <style:text-properties officeooo:rsid="000f38c6" officeooo:paragraph-rsid="000f38c6"/>
    </style:style>
    <style:style style:name="P4" style:family="paragraph" style:parent-style-name="Standard">
      <style:paragraph-properties fo:text-align="start" style:justify-single-word="false"/>
      <style:text-properties officeooo:rsid="00107e3d" officeooo:paragraph-rsid="00107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Data Structures Notes</text:p>
      <text:p text:style-name="P1">Devlin Hicks</text:p>
      <text:p text:style-name="P1"/>
      <text:p text:style-name="P2">java is an object oriented language</text:p>
      <text:p text:style-name="P2">Oop means object oriented programming</text:p>
      <text:p text:style-name="P2">this is faster and easier to execute</text:p>
      <text:p text:style-name="P2">provide a clear structure for the programs.</text:p>
      <text:p text:style-name="P2">Helps reduce repetition of code</text:p>
      <text:p text:style-name="P2">easier to maintain, modify, and debug.</text:p>
      <text:p text:style-name="P2">Comments are indicated by //</text:p>
      <text:p text:style-name="P2">lines are ignored by the compiler</text:p>
      <text:p text:style-name="P2">class header:</text:p>
      <text:p text:style-name="P2">the class header tells the compiler things about the class such as what other classes can use it </text:p>
      <text:p text:style-name="P2">variable names should begin with a lower case letter and then switch to title case therafter:</text:p>
      <text:p text:style-name="P2">example → int caTaxRate</text:p>
      <text:p text:style-name="P2">class names shou.d all title case</text:p>
      <text:p text:style-name="P2">public class BigLittle</text:p>
      <text:p text:style-name="P2"/>
      <text:p text:style-name="P3">variables are named storage location in the computer’s memory</text:p>
      <text:p text:style-name="P3">a literal si a value that is written out as is.</text:p>
      <text:p text:style-name="P3">The + operator</text:p>
      <text:p text:style-name="P3">the plus operator can be used either to add or to concatenate</text:p>
      <text:p text:style-name="P3">if either side of the plus operator is a string, the result will be a string.</text:p>
      <text:p text:style-name="P3">System.out.println(“Hello+ + “there”)</text:p>
      <text:p text:style-name="P3">java commands that have string literals must be treated wit hcare because a string literal value cannot span lines in a Java source code file.</text:p>
      <text:p text:style-name="P3"/>
      <text:p text:style-name="P4">Identifiers are programmer defined names for:</text:p>
      <text:p text:style-name="P4">classes</text:p>
      <text:p text:style-name="P4">variables</text:p>
      <text:p text:style-name="P4">methods</text:p>
      <text:p text:style-name="P4">identifiers must hae</text:p>
      <text:p text:style-name="P4">letters a-z</text:p>
      <text:p text:style-name="P4">0-9</text:p>
      <text:p text:style-name="P4">underscores or</text:p>
      <text:p text:style-name="P4">the dolalr sign</text:p>
      <text:p text:style-name="P4">first character can not be a digiy</text:p>
      <text:p text:style-name="P4">identifiers are case sensitive</text:p>
      <text:p text:style-name="P4">there are three print commands</text:p>
      <text:p text:style-name="P4">print()</text:p>
      <text:p text:style-name="P4">println()</text:p>
      <text:p text:style-name="P4">printf()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2:35:36.781000000</meta:creation-date>
    <dc:date>2023-01-17T12:49:02.460000000</dc:date>
    <meta:editing-duration>PT13M24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38" meta:word-count="220" meta:character-count="1286" meta:non-whitespace-character-count="1103"/>
  </office:meta>
</office:document-meta>
</file>